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3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8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1.103cm" svg:height="0.433cm" draw:transform="rotate (-1.57079632679579) translate (5.50255960264877cm 1.27999999999922cm)" svg:viewBox="0 0 1104 434" svg:d="m0-10575c0-104 0-234 0-348s275-106 275 0c0-106 277-106 277 0 0-106 275-106 275 0 0-106 277-106 277 0 0 0 0 391 0 34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2" draw:text-style-name="P1" draw:layer="layout" svg:x1="5.594cm" svg:y1="1.28cm" svg:x2="5.594cm" svg:y2="2.384cm">
              <text:p/>
            </draw:line>
          </draw:g>
          <draw:g>
            <draw:path draw:style-name="gr1" draw:text-style-name="P1" draw:layer="layout" svg:width="1.103cm" svg:height="0.433cm" draw:transform="rotate (1.5707963267946) translate (5.78044039735191cm 2.38700000000295cm)" svg:viewBox="0 0 1104 434" svg:d="m0 11991c0-104 0-234 0-348s275-106 275 0c0-106 277-106 277 0 0-106 275-106 275 0 0-106 277-106 277 0 0 0 0 391 0 348">
              <draw:glue-point draw:id="4" svg:x="4.976cm" svg:y="5cm"/>
              <draw:glue-point draw:id="5" svg:x="4.976cm" svg:y="-5cm"/>
              <draw:glue-point draw:id="6" svg:x="4.907cm" svg:y="5cm"/>
              <draw:glue-point draw:id="7" svg:x="4.907cm" svg:y="-5cm"/>
              <text:p/>
            </draw:path>
            <draw:line draw:style-name="gr2" draw:text-style-name="P1" draw:layer="layout" svg:x1="5.689cm" svg:y1="2.387cm" svg:x2="5.689cm" svg:y2="1.283cm">
              <text:p/>
            </draw:line>
          </draw:g>
        </draw:g>
        <draw:custom-shape draw:style-name="gr3" draw:text-style-name="P2" draw:layer="layout" svg:width="0.62cm" svg:height="0.62cm" svg:x="2.655cm" svg:y="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534cm" svg:height="0.466cm" svg:x="2.689cm" svg:y="1.4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34cm" svg:height="0.466cm" svg:x="2.685cm" svg:y="1.7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2" draw:layer="layout" svg:x1="3.616cm" svg:y1="1.28cm" svg:x2="2.96cm" svg:y2="1.279cm">
          <text:p/>
        </draw:line>
        <draw:line draw:style-name="gr5" draw:text-style-name="P2" draw:layer="layout" svg:x1="2.958cm" svg:y1="2.381cm" svg:x2="5.102cm" svg:y2="2.381cm">
          <text:p/>
        </draw:line>
        <draw:line draw:style-name="gr5" draw:text-style-name="P2" draw:layer="layout" svg:x1="2.966cm" svg:y1="1.534cm" svg:x2="2.966cm" svg:y2="1.28cm">
          <text:p/>
        </draw:line>
        <draw:line draw:style-name="gr5" draw:text-style-name="P2" draw:layer="layout" svg:x1="2.958cm" svg:y1="2.379cm" svg:x2="2.958cm" svg:y2="2.155cm">
          <text:p/>
        </draw:line>
        <draw:frame draw:style-name="gr4" draw:layer="layout" svg:width="0.914cm" svg:height="0.485cm" svg:x="1.822cm" svg:y="1.5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g draw:name="Résistance">
          <draw:rect draw:style-name="gr6" draw:text-style-name="P1" draw:layer="layout" svg:width="0.779cm" svg:height="0.203cm" svg:x="3.79cm" svg:y="1.178cm">
            <text:p/>
          </draw:rect>
          <draw:line draw:style-name="gr7" draw:text-style-name="P1" draw:layer="layout" svg:x1="3.79cm" svg:y1="1.28cm" svg:x2="3.596cm" svg:y2="1.28cm">
            <draw:glue-point draw:id="4" svg:x="-5cm" svg:y="0cm"/>
            <text:p/>
          </draw:line>
          <draw:line draw:style-name="gr7" draw:text-style-name="P1" draw:layer="layout" svg:x1="4.568cm" svg:y1="1.28cm" svg:x2="4.763cm" svg:y2="1.28cm">
            <draw:glue-point draw:id="4" svg:x="5cm" svg:y="0cm"/>
            <text:p/>
          </draw:line>
        </draw:g>
        <draw:line draw:style-name="gr5" draw:text-style-name="P2" draw:layer="layout" svg:x1="4.754cm" svg:y1="1.28cm" svg:x2="5.08cm" svg:y2="1.28cm">
          <text:p/>
        </draw:line>
        <draw:frame draw:style-name="gr4" draw:layer="layout" svg:width="0.626cm" svg:height="0.529cm" svg:x="3.891cm" svg:y="0.5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8" draw:text-style-name="P2" draw:layer="layout" svg:x1="3.77cm" svg:y1="1.564cm" svg:x2="4.511cm" svg:y2="1.564cm">
          <text:p/>
        </draw:line>
        <draw:frame draw:style-name="gr4" draw:layer="layout" svg:width="0.538cm" svg:height="0.509cm" svg:x="3.911cm" svg:y="1.5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54cm" svg:height="0.529cm" svg:x="4.826cm" svg:y="1.4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534cm" svg:height="0.466cm" svg:x="4.8cm" svg:y="1.2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534cm" svg:height="0.466cm" svg:x="4.8cm" svg:y="1.8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.417cm" svg:height="0.529cm" svg:x="4.958cm" svg:y="2.479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o math:stretchy="false">(</math:mo>
        <math:mi>t</math:mi>
        <math:mo math:stretchy="false">)</math:mo>
      </math:mrow>
    </math:mrow>
    <math:annotation math:encoding="StarMath 5.0">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n>1</math:mn>
    </math:msub>
    <math:annotation math:encoding="StarMath 5.0">R_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i</math:mi>
      <math:mo math:stretchy="false">ϕ</math:mo>
    </math:msub>
    <math:annotation math:encoding="StarMath 5.0">i_%varph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e</math:mi>
      <math:mn>1</math:mn>
    </math:msub>
    <math:annotation math:encoding="StarMath 5.0">e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n>1</math:mn>
      </math:msub>
      <math:mi math:fontstyle="normal">:</math:mi>
      <math:msub>
        <math:mi>N</math:mi>
        <math:mn>2</math:mn>
      </math:msub>
    </math:mrow>
    <math:annotation math:encoding="StarMath 5.0">N_1 : N_2</math:annotation>
  </math:semantics>
</math:math>
</file>